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_20_gauche">
      <style:text-properties officeooo:paragraph-rsid="0006e804"/>
    </style:style>
    <style:style style:name="P2" style:family="paragraph" style:parent-style-name="Standard_20_gauche">
      <style:paragraph-properties fo:text-align="start" style:justify-single-word="false"/>
      <style:text-properties officeooo:paragraph-rsid="000d8efd"/>
    </style:style>
    <style:style style:name="T1" style:family="text">
      <style:text-properties officeooo:rsid="0006e804"/>
    </style:style>
    <style:style style:name="T2" style:family="text">
      <style:text-properties officeooo:rsid="000823ea"/>
    </style:style>
    <style:style style:name="T3" style:family="text">
      <style:text-properties officeooo:rsid="00091a5b"/>
    </style:style>
    <style:style style:name="T4" style:family="text">
      <style:text-properties officeooo:rsid="0009a824"/>
    </style:style>
    <style:style style:name="T5" style:family="text">
      <style:text-properties officeooo:rsid="000bdf12"/>
    </style:style>
    <style:style style:name="T6" style:family="text">
      <style:text-properties officeooo:rsid="000d8efd"/>
    </style:style>
    <style:style style:name="T7" style:family="text">
      <style:text-properties officeooo:rsid="000eadd6"/>
    </style:style>
    <style:style style:name="T8" style:family="text">
      <style:text-properties officeooo:rsid="000fe1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a grisaille stagne entre Salève et Jura. Une couche fine, mais opaque. Un froid </text:span><text:span text:style-name="T2">mordant. Courir, entre sel et gel. Dans un coin du monde qu'il comprends mal. Puisqu'il y vit. Alors que les autres coins du monde, il les comprend mal. Puisqu'il n'y vit pas. Le monde n'est pas fait pour être compris. Le monde n'est pas fait pour. On y vit. Tant bien que mal. </text:span><text:span text:style-name="T3">La grisaille stagne entre Salève et Jura. Ici on parie sur l'évolution des prix. On parie à la hausse, et on encaisse. On parie à la baisse, et on encaisse. </text:span><text:span text:style-name="T4">Ici on vend et on achète des promesses de vente ou des promesses d'achat de </text:span><text:span text:style-name="T3">produits pétroliers, </text:span><text:span text:style-name="T4">de blé, de café, de chocolat, de cuivre, de. De tout ce dont le prix change. Le plus rapidement possible. Et on encaisse. On capitalise. De la grisaille entre Salève et Jura.</text:span></text:p>
      <text:p text:style-name="P2"><text:span text:style-name="T6">Et la grisaille rend avide. Une forme décomplexée du calvinisme. </text:span><text:span text:style-name="T7">Le capitalvinisme. En conjoncture de </text:span><text:a xlink:type="simple" xlink:href="https://identi.ca/tag/kapitaklism"><text:span text:style-name="T7">#kapitaklism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Ubuntu" svg:font-family="Ubuntu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Ubuntu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re_20_1_20_bibliogen" style:display-name="Titre 1 bibliogen" style:family="paragraph" style:parent-style-name="Standard" style:next-style-name="Standard_20_bibliogen" style:class="text" style:master-page-name="">
      <style:paragraph-properties fo:margin-top="0.101cm" fo:margin-bottom="0.199cm" style:contextual-spacing="false" style:page-number="auto"/>
      <style:text-properties fo:font-size="11pt" style:text-underline-style="solid" style:text-underline-width="auto" style:text-underline-color="font-color" fo:font-weight="bold" style:font-size-asian="10.5pt"/>
    </style:style>
    <style:style style:name="Standard_20_bibliogen" style:display-name="Standard bibliogen" style:family="paragraph" style:parent-style-name="Standard" style:class="text">
      <style:text-properties fo:font-size="11pt" style:font-size-asian="11pt" style:font-size-complex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-tête_20_bibliogen" style:display-name="En-tête bibliogen" style:family="paragraph" style:parent-style-name="Header" style:class="extra">
      <style:text-properties fo:font-size="14pt" fo:font-weight="bold" style:font-size-asian="12.25pt" style:font-weight-asian="bold" style:font-size-complex="14pt" style:font-weight-complex="bold"/>
    </style:style>
    <style:style style:name="Standard_20_gauche" style:display-name="Standard gauche" style:family="paragraph" style:parent-style-name="Standard" style:class="text">
      <style:paragraph-properties fo:text-align="start" style:justify-single-word="false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6pt" fo:language="fr" fo:country="CH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tandard_20_note" style:display-name="Standard note" style:family="paragraph" style:parent-style-name="Standard_20_bibliogen" style:class="text" style:master-page-name="">
      <style:paragraph-properties style:page-number="auto"/>
    </style:style>
    <style:style style:name="Titre_20_1_20_note" style:display-name="Titre 1 note" style:family="paragraph" style:parent-style-name="Titre_20_1_20_bibliogen" style:next-style-name="Standard_20_note" style:class="text" style:master-page-name="">
      <style:paragraph-properties style:page-number="auto"/>
      <style:text-properties style:font-size-asian="10.5pt"/>
    </style:style>
    <style:style style:name="Standard_20_12-1.5" style:display-name="Standard 12-1.5" style:family="paragraph" style:parent-style-name="Standard" style:class="text" style:master-page-name="">
      <style:paragraph-properties fo:line-height="150%" style:page-number="auto"/>
      <style:text-properties fo:font-size="12pt" style:font-size-asian="10.5pt" style:font-size-complex="12pt"/>
    </style:style>
    <style:style style:name="Titre_20_1_20_12-1.5" style:display-name="Titre 1 12-1.5" style:family="paragraph" style:parent-style-name="Standard_20_12-1.5" style:next-style-name="Standard_20_12-1.5" style:class="text">
      <style:text-properties fo:font-size="12pt" style:text-underline-style="solid" style:text-underline-width="auto" style:text-underline-color="font-color" fo:font-weight="bold" style:font-size-asian="12pt" style:font-size-complex="12pt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number:date-style style:name="N106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><text:title>blogiGor 064 : grisaille entre Salève et Jura</text:title><text:tab/><text:tab/><text:date style:data-style-name="N106" text:date-value="2012-12-09T16:57:37.99" text:fixed="true">dimanche 09 décembre 2012</text:date></text:p>
      </style:header>
      <style:footer>
        <text:p text:style-name="Footer"><text:initial-creator/><text:tab/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9T16:57:39</meta:creation-date>
    <dc:title>blogiGor 064 : grisaille entre Salève et Jura</dc:title>
    <meta:editing-duration>PT49M51S</meta:editing-duration>
    <meta:editing-cycles>4</meta:editing-cycles>
    <meta:generator>LibreOffice/3.6$Linux_X86_64 LibreOffice_project/360m1$Build-3</meta:generator>
    <meta:keyword>blogiGor</meta:keyword>
    <meta:keyword>Genève</meta:keyword>
    <meta:keyword>violence.</meta:keyword>
    <dc:subject>Pensées sur la douce forme de violence de la vie à Genève</dc:subject>
    <dc:date>2012-12-09T18:02:11</dc:date>
    <dc:creator>Igor Milhit</dc:creator>
    <meta:document-statistic meta:table-count="0" meta:image-count="0" meta:object-count="0" meta:page-count="1" meta:paragraph-count="4" meta:word-count="168" meta:character-count="940" meta:non-whitespace-character-count="772"/>
    <meta:user-defined meta:name="Info 1"/>
    <meta:user-defined meta:name="Info 2"/>
    <meta:user-defined meta:name="Info 3"/>
    <meta:user-defined meta:name="Info 4"/>
  </office:meta>
</office:document-meta>
</file>